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2">
      <style:paragraph-properties fo:margin-top="0cm" fo:margin-bottom="0cm" style:contextual-spacing="false" fo:text-align="center" style:justify-single-word="false"/>
    </style:style>
    <style:style style:name="P2" style:family="paragraph" style:parent-style-name="Heading_20_3">
      <style:paragraph-properties fo:margin-top="0cm" fo:margin-bottom="0cm" style:contextual-spacing="false" fo:text-align="center" style:justify-single-word="false"/>
    </style:style>
    <style:style style:name="P3" style:family="paragraph" style:parent-style-name="Heading_20_3">
      <style:paragraph-properties fo:text-align="center" style:justify-single-word="false"/>
    </style:style>
    <style:style style:name="P4" style:family="paragraph" style:parent-style-name="Heading_20_3">
      <style:paragraph-properties fo:margin-top="0cm" fo:margin-bottom="0cm" style:contextual-spacing="false" fo:text-align="start" style:justify-single-word="false"/>
    </style:style>
    <style:style style:name="P5" style:family="paragraph" style:parent-style-name="Text_20_body">
      <style:paragraph-properties fo:margin-top="0cm" fo:margin-bottom="0cm" style:contextual-spacing="false" fo:text-align="center" style:justify-single-word="false"/>
    </style:style>
    <style:style style:name="P6" style:family="paragraph" style:parent-style-name="Text_20_body">
      <style:paragraph-properties fo:margin-top="0cm" fo:margin-bottom="0cm" style:contextual-spacing="false" fo:text-align="start" style:justify-single-word="false"/>
    </style:style>
    <style:style style:name="P7" style:family="paragraph" style:parent-style-name="Text_20_body">
      <style:paragraph-properties fo:margin-top="0cm" fo:margin-bottom="0cm" style:contextual-spacing="false" fo:text-align="start" style:justify-single-word="false"/>
      <style:text-properties officeooo:paragraph-rsid="000b46aa"/>
    </style:style>
    <style:style style:name="P8" style:family="paragraph" style:parent-style-name="Text_20_body">
      <style:text-properties fo:color="#7d9fd3" loext:opacity="100%"/>
    </style:style>
    <style:style style:name="P9" style:family="paragraph" style:parent-style-name="Text_20_body">
      <style:text-properties fo:color="#000000" loext:opacity="100%" officeooo:rsid="0009c4d5" officeooo:paragraph-rsid="0009c4d5"/>
    </style:style>
    <style:style style:name="P10" style:family="paragraph" style:parent-style-name="Text_20_body">
      <style:paragraph-properties fo:margin-top="0cm" fo:margin-bottom="0cm" style:contextual-spacing="false" fo:text-align="start" style:justify-single-word="false"/>
      <style:text-properties fo:color="#000000" loext:opacity="100%" officeooo:paragraph-rsid="000b46aa"/>
    </style:style>
    <style:style style:name="P11" style:family="paragraph" style:parent-style-name="Text_20_body">
      <style:text-properties fo:color="#000000" loext:opacity="100%" officeooo:paragraph-rsid="000f6d9d"/>
    </style:style>
    <style:style style:name="P12" style:family="paragraph" style:parent-style-name="Text_20_body">
      <style:text-properties officeooo:paragraph-rsid="000cf22e"/>
    </style:style>
    <style:style style:name="P13" style:family="paragraph" style:parent-style-name="Text_20_body">
      <style:text-properties officeooo:paragraph-rsid="0010ddf1"/>
    </style:style>
    <style:style style:name="P14" style:family="paragraph" style:parent-style-name="Text_20_body">
      <style:text-properties officeooo:paragraph-rsid="001937d2"/>
    </style:style>
    <style:style style:name="P15" style:family="paragraph" style:parent-style-name="Text_20_body">
      <style:text-properties officeooo:paragraph-rsid="001c7369"/>
    </style:style>
    <style:style style:name="P16" style:family="paragraph" style:parent-style-name="Text_20_body">
      <style:text-properties officeooo:rsid="001c7369" officeooo:paragraph-rsid="001c7369"/>
    </style:style>
    <style:style style:name="T1" style:family="text">
      <style:text-properties fo:font-style="italic"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fo:color="#7d9fd3" loext:opacity="100%"/>
    </style:style>
    <style:style style:name="T4" style:family="text">
      <style:text-properties fo:color="#7d9fd3" loext:opacity="100%" fo:font-style="italic"/>
    </style:style>
    <style:style style:name="T5" style:family="text">
      <style:text-properties fo:color="#000000" loext:opacity="100%"/>
    </style:style>
    <style:style style:name="T6" style:family="text">
      <style:text-properties officeooo:rsid="000f6d9d"/>
    </style:style>
    <style:style style:name="T7" style:family="text">
      <style:text-properties officeooo:rsid="00121a40"/>
    </style:style>
    <style:style style:name="T8" style:family="text">
      <style:text-properties officeooo:rsid="00169082"/>
    </style:style>
    <style:style style:name="T9" style:family="text">
      <style:text-properties officeooo:rsid="0017cd1e"/>
    </style:style>
    <style:style style:name="T10" style:family="text">
      <style:text-properties fo:font-size="12pt"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743602039427_502"/><text:span text:style-name="Strong_20_Emphasis">TP 1</text:span></text:h>
      <text:p text:style-name="P5"/>
      <text:h text:style-name="P2" text:outline-level="3"><text:bookmark text:name="yui_3_17_2_1_1743602039427_501"/><text:span text:style-name="Strong_20_Emphasis"><text:span text:style-name="T2">1. Présentation du logiciel </text:span></text:span><text:span text:style-name="Strong_20_Emphasis"><text:span text:style-name="T1">Wireshark</text:span></text:span></text:h>
      <text:p text:style-name="P6"><text:span text:style-name="T3"/></text:p>
      <text:p text:style-name="P6"><text:span text:style-name="T3">- Démarrez le logiciel Wireskark.</text:span><text:line-break/><text:span text:style-name="T3">- Ouvrez la trace </text:span><text:a xlink:type="simple" xlink:href="http://moodle.univ-tlse3.fr/file.php/1071/captures-reseau/trace_http.pcap" text:style-name="Internet_20_link" text:visited-style-name="Visited_20_Internet_20_Link">exemple.pcap</text:a><text:span text:style-name="T3"> et familiarisez vous avec l'interface utilisateur en identifiant les différentes parties exposées précédemment.</text:span></text:p>
      <text:p text:style-name="P6"/>
      <text:p text:style-name="P6"/>
      <text:h text:style-name="P2" text:outline-level="3"><text:span text:style-name="Strong_20_Emphasis"><text:span text:style-name="T2">2. Concept de Protocole</text:span></text:span></text:h>
      <text:p text:style-name="P8">2.1 Rappelez ce qu'est un "protocole".</text:p>
      <text:p text:style-name="P9">Un protocole est un ensemble de règles définissant la manière dont les données sont échangées entre des entités d’un réseau. Il spécifie le format, l’ordre des messages échangés, ainsi que les actions à entreprendre en cas d’erreurs ou de conditions particulières. </text:p>
      <text:p text:style-name="P7"><text:span text:style-name="T3">2.2 Quelle est la commande HTTP (opération protocolaire) utilisée par le client pour demander au serveur une ressource (un fichier) ?</text:span></text:p>
      <text:p text:style-name="P7"><text:span text:style-name="T3"/></text:p>
      <text:p text:style-name="P10">GET /test.html HTTP/1.1 </text:p>
      <text:p text:style-name="P7"><text:line-break/><text:span text:style-name="T3">Quels sont les types de réponse HTTP qui sont mises en évidence dans cette capture ? Donnez leur code de retour (</text:span><text:span text:style-name="T4">Status Code</text:span><text:span text:style-name="T3">).</text:span></text:p>
      <text:p text:style-name="P7"/>
      <text:p text:style-name="P7">HTTP/1.1 404 Not Found</text:p>
      <text:p text:style-name="P7"/>
      <text:p text:style-name="P12"><text:bookmark text:name="yui_3_17_2_1_1743602039427_508"/><text:bookmark text:name="yui_3_17_2_1_1743602039427_506"/><text:bookmark text:name="yui_3_17_2_1_1743602039427_507"/><text:span text:style-name="T3">2.3 Consultez le contenu de la première requête HTTP.</text:span></text:p>
      <text:p text:style-name="P12"><text:span text:style-name="T5">7<text:tab/>1.530092<text:tab/>141.115.64.47<text:tab/>213.186.33.19<text:tab/>HTTP<text:tab/>388<text:tab/>GET / HTTP/1.1 </text:span><text:line-break/><text:span text:style-name="T3">- Quelle est la taille (en octets) de cette requête HTTP (uniquement la partie HTTP) ?</text:span></text:p>
      <text:p text:style-name="P14">388 <text:span text:style-name="T9"><text:s/></text:span><text:span text:style-name="T7">bytes </text:span>– <text:span text:style-name="T7">(IP Header:20 </text:span><text:span text:style-name="T9"><text:s/></text:span><text:span text:style-name="T7">bytes+ TCP Header: 32 </text:span><text:span text:style-name="T9"><text:s/></text:span><text:span text:style-name="T7">bytes</text:span><text:span text:style-name="T9">+ Ethernet II: 14 <text:s/></text:span><text:span text:style-name="T7">bytes) = 3</text:span><text:span text:style-name="T9">22 </text:span><text:span text:style-name="T7">bytes</text:span><text:line-break/><text:span text:style-name="T3">- Quel est le site web consulté ?</text:span></text:p>
      <text:p text:style-name="P11">Host: licinfo.deptinfo.fr</text:p>
      <text:p text:style-name="P11"><text:span text:style-name="T6">[</text:span>Full request URI: http://licinfo.deptinfo.fr/]</text:p>
      <text:p text:style-name="P13"><text:span text:style-name="Strong_20_Emphasis"><text:span text:style-name="T3">2.4</text:span></text:span><text:span text:style-name="T3"> Observez le contenu de la réponse du serveur.</text:span><text:line-break/><text:span text:style-name="T3">- Quelle est la taille (en octets) de la réponse HTTP (message HTTP incluant les données) ?</text:span></text:p>
      <text:p text:style-name="P15"><text:span text:style-name="T8"><text:s text:c="2"/></text:span><text:span text:style-name="T10">448 </text:span><text:span text:style-name="T7">bytes</text:span></text:p>
      <text:p text:style-name="P13"><text:span text:style-name="T3">- Que représente le texte décrit en langage HTML ?</text:span></text:p>
      <text:p text:style-name="P16">Il s’agit du contenu de la page web renvoyée par le serveur (le fichier HTML)</text:p>
      <text:p text:style-name="P13"/>
      <text:p text:style-name="P6"><text:bookmark text:name="yui_3_17_2_1_1743602039427_509"/><text:soft-page-break/><text:span text:style-name="T3">2.5 Reconstituez la totalité des échanges HTTP dans un diagramme de séquence.</text:span><text:line-break/><text:span text:style-name="T3">Vous préciserez l'émetteur, le récepteur et le type de message HTTP.</text:span></text:p>
      <text:p text:style-name="P6"/>
      <text:p text:style-name="P6"/>
      <text:p text:style-name="P6"/>
      <text:p text:style-name="P6"/>
      <text:p text:style-name="P6"/>
      <text:h text:style-name="P4" text:outline-level="3"><text:span text:style-name="Strong_20_Emphasis"><text:span text:style-name="T2"/></text:span></text:h>
      <text:h text:style-name="P2" text:outline-level="3"><text:bookmark text:name="yui_3_17_2_1_1743602039427_513"/><text:bookmark text:name="yui_3_17_2_1_1743602039427_511"/><text:bookmark text:name="yui_3_17_2_1_1743602039427_512"/><text:span text:style-name="Strong_20_Emphasis"><text:span text:style-name="T2">3. Concepts de Couche et d'Encapsulation</text:span></text:span></text:h>
      <text:p text:style-name="Text_20_body"/>
      <text:p text:style-name="P8"><text:bookmark text:name="yui_3_17_2_1_1743602039427_510"/>3.1 Rappelez une définition du concept de "couche".</text:p>
      <text:p text:style-name="P8">3.2 Sur la capture de la section précédente, observez les différents niveaux d'encapsulation de la trame numéro 7 dans la zone packet details.</text:p>
      <text:p text:style-name="P8"/>
      <text:p text:style-name="P8"/>
      <text:p text:style-name="Text_20_body"><text:span text:style-name="T3">- Reconstituez la structure complète de cette trame qui est transmise sur le réseau. Vous préciserez les en-têtes des différentes couches (sans donner le détail des champs) ainsi que leur taille en octets.</text:span><text:line-break/><text:span text:style-name="T3">- Vérifiez que la somme totale des en-têtes corresponde bien à la taille totale des données capturées.</text:span><text:line-break/><text:span text:style-name="T3">- Positionnez les différentes couches par rapport au modèle OSI (sachant qu'il n'existe pas explicitement de couches session et présentation dans le modèle TCP/IP)</text:span></text:p>
      <text:p text:style-name="Text_20_body"/>
      <text:p text:style-name="Text_20_body"/>
      <text:p text:style-name="Text_20_body"><text:span text:style-name="T3">3.3 Même question avec les trames numéro 96 et 797 (pensez avant à retirer le filtre http)</text:span></text:p>
      <text:p text:style-name="Text_20_body"/>
      <text:p text:style-name="Text_20_body"/>
      <text:h text:style-name="P3" text:outline-level="3"><text:span text:style-name="Strong_20_Emphasis"><text:span text:style-name="T2">4. Concept de Point d'Accès aux Services</text:span></text:span></text:h>
      <text:p text:style-name="Text_20_body"/>
      <text:p text:style-name="Text_20_body"><text:span text:style-name="T3">4.1 L'identifiant du point d'accès au service de la couche transport (T-SAP) est un numéro de </text:span><text:span text:style-name="T4">port</text:span><text:span text:style-name="T3">. Repérez ce numéro dans l'en-tête de la PDU transport.</text:span></text:p>
      <text:p text:style-name="Text_20_body"/>
      <text:p text:style-name="Text_20_body"/>
      <text:p text:style-name="Text_20_body"><text:span text:style-name="T3">- Quel est le numéro de port pour l'entité HTTP de la machine d'adresse 74.125.230.247 ?</text:span><text:line-break/><text:span text:style-name="T3">- Même question pour la machine d'adresse 141.115.64.47 communicant avec l'entité HTTP de 74.125.230.247.</text:span></text:p>
      <text:p text:style-name="Text_20_body"><text:soft-page-break/><text:span text:style-name="T3">4.2 A partir d'un quelconque message HTTP de la trace, trouvez les autres identifiants des points d'accès aux services des couches réseau et liaison (i.e. les identifiants permettant l'acheminement des unités de données entre les couches Transport-Réseau et Réseau-Liaison).</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6:05:20.375094336</meta:creation-date>
    <dc:date>2025-04-02T17:20:37.019979750</dc:date>
    <meta:editing-duration>PT1H15M7S</meta:editing-duration>
    <meta:editing-cycles>20</meta:editing-cycles>
    <meta:generator>LibreOffice/7.4.7.2$Linux_X86_64 LibreOffice_project/40$Build-2</meta:generator>
    <meta:document-statistic meta:table-count="0" meta:image-count="0" meta:object-count="0" meta:page-count="3" meta:paragraph-count="29" meta:word-count="502" meta:character-count="3132" meta:non-whitespace-character-count="2648"/>
  </office:meta>
</office:document-meta>
</file>